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ypology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t.year</text:p>
          </table:table-cell>
          <table:table-cell office:value-type="string" calcext:value-type="string">
            <text:p>st.day</text:p>
          </table:table-cell>
          <table:table-cell office:value-type="string" calcext:value-type="string">
            <text:p>st.month</text:p>
          </table:table-cell>
          <table:table-cell table:style-name="Default" office:value-type="string" calcext:value-type="string">
            <text:p>st.time</text:p>
          </table:table-cell>
          <table:table-cell office:value-type="string" calcext:value-type="string">
            <text:p>end.year</text:p>
          </table:table-cell>
          <table:table-cell office:value-type="string" calcext:value-type="string">
            <text:p>end.day</text:p>
          </table:table-cell>
          <table:table-cell office:value-type="string" calcext:value-type="string">
            <text:p>end.month</text:p>
          </table:table-cell>
          <table:table-cell table:style-name="Default" office:value-type="string" calcext:value-type="string">
            <text:p>end.time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TCZ</text:p>
          </table:table-cell>
          <table:table-cell office:value-type="string" calcext:value-type="string">
            <text:p>Nilgiris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e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e</text:p>
          </table:table-cell>
          <table:table-cell office:value-type="time" office:time-value="PT23H59M59S" calcext:value-type="time">
            <text:p>23:59:59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TCZ</text:p>
          </table:table-cell>
          <table:table-cell office:value-type="string" calcext:value-type="string">
            <text:p>Nilgiris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ne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ne</text:p>
          </table:table-cell>
          <table:table-cell office:value-type="time" office:time-value="PT23H59M59S" calcext:value-type="time">
            <text:p>23:59:59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Nilgiris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ne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ne</text:p>
          </table:table-cell>
          <table:table-cell office:value-type="time" office:time-value="PT23H59M59S" calcext:value-type="time">
            <text:p>23:59:59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Nilgiris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y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ly</text:p>
          </table:table-cell>
          <table:table-cell office:value-type="time" office:time-value="PT23H59M59S" calcext:value-type="time">
            <text:p>23:59:59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TCZ - OSC</text:p>
          </table:table-cell>
          <table:table-cell office:value-type="string" calcext:value-type="string">
            <text:p>Nilgiris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ly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office:value-type="time" office:time-value="PT23H59M59S" calcext:value-type="time">
            <text:p>23:59:59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TCZ</text:p>
          </table:table-cell>
          <table:table-cell office:value-type="string" calcext:value-type="string">
            <text:p>Nilgiris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ptember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ptember</text:p>
          </table:table-cell>
          <table:table-cell office:value-type="time" office:time-value="PT23H59M59S" calcext:value-type="time">
            <text:p>23:59:59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TCZ</text:p>
          </table:table-cell>
          <table:table-cell office:value-type="string" calcext:value-type="string">
            <text:p>Aghnashini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e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e</text:p>
          </table:table-cell>
          <table:table-cell office:value-type="time" office:time-value="PT23H59M59S" calcext:value-type="time">
            <text:p>23:59:59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TCZ</text:p>
          </table:table-cell>
          <table:table-cell office:value-type="string" calcext:value-type="string">
            <text:p>Aghnashini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/>
          <table:table-cell office:value-type="time" office:time-value="PT00H00M00S" calcext:value-type="time">
            <text:p>00:00:00</text:p>
          </table:table-cell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time" office:time-value="PT23H59M59S" calcext:value-type="time">
            <text:p>23:59:59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Aghnashini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time" office:time-value="PT00H00M00S" calcext:value-type="time">
            <text:p>00:00:00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ly</text:p>
          </table:table-cell>
          <table:table-cell office:value-type="time" office:time-value="PT23H59M59S" calcext:value-type="time">
            <text:p>23:59:59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TCZ-OST</text:p>
          </table:table-cell>
          <table:table-cell office:value-type="string" calcext:value-type="string">
            <text:p>Aghnashini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ly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office:value-type="time" office:time-value="PT23H59M59S" calcext:value-type="time">
            <text:p>23:59:59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TCZ</text:p>
          </table:table-cell>
          <table:table-cell office:value-type="string" calcext:value-type="string">
            <text:p>Aghnashini</text:p>
          </table:table-cell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gust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gust</text:p>
          </table:table-cell>
          <table:table-cell office:value-type="time" office:time-value="PT23H59M59S" calcext:value-type="time">
            <text:p>23:59:59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TCZ</text:p>
          </table:table-cell>
          <table:table-cell office:value-type="string" calcext:value-type="string">
            <text:p>Aghnashini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ptember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ptember</text:p>
          </table:table-cell>
          <table:table-cell office:value-type="time" office:time-value="PT23H59M59S" calcext:value-type="time">
            <text:p>23:59:59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Nilgiris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ne</text:p>
          </table:table-cell>
          <table:table-cell office:value-type="time" office:time-value="PT22H00M00S" calcext:value-type="time">
            <text:p>22:00:00</text:p>
          </table:table-cell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ne</text:p>
          </table:table-cell>
          <table:table-cell office:value-type="time" office:time-value="PT06H00M00S" calcext:value-type="time">
            <text:p>06:00:00</text:p>
          </table:table-cell>
        </table:table-row>
        <table:table-row table:style-name="ro1">
          <table:table-cell office:value-type="string" calcext:value-type="string">
            <text:p>Storm (very weak not extreme)</text:p>
          </table:table-cell>
          <table:table-cell office:value-type="string" calcext:value-type="string">
            <text:p>TCZ</text:p>
          </table:table-cell>
          <table:table-cell office:value-type="string" calcext:value-type="string">
            <text:p>Nilgiris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ly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ly</text:p>
          </table:table-cell>
          <table:table-cell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Storm with low pressure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Nilgiris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ly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uly</text:p>
          </table:table-cell>
          <table:table-cell office:value-type="time" office:time-value="PT19H00M00S" calcext:value-type="time">
            <text:p>19:00:00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Nilgiris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uly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ust</text:p>
          </table:table-cell>
          <table:table-cell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Storm <text:s/>(very weak not extreme)</text:p>
          </table:table-cell>
          <table:table-cell office:value-type="string" calcext:value-type="string">
            <text:p>TCZ</text:p>
          </table:table-cell>
          <table:table-cell office:value-type="string" calcext:value-type="string">
            <text:p>Nilgiris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gust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gust</text:p>
          </table:table-cell>
          <table:table-cell office:value-type="time" office:time-value="PT01H00M00S" calcext:value-type="time">
            <text:p>01:00:00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TCZ</text:p>
          </table:table-cell>
          <table:table-cell office:value-type="string" calcext:value-type="string">
            <text:p>Nilgiris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gust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tember</text:p>
          </table:table-cell>
          <table:table-cell office:value-type="time" office:time-value="PT05H00M00S" calcext:value-type="time">
            <text:p>05:00:00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/>
          <table:table-cell office:value-type="string" calcext:value-type="string">
            <text:p>Nilgiris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ptember</text:p>
          </table:table-cell>
          <table:table-cell office:value-type="time" office:time-value="PT22H00M00S" calcext:value-type="time">
            <text:p>22:00:00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ptember</text:p>
          </table:table-cell>
          <table:table-cell office:value-type="time" office:time-value="PT15H00M00S" calcext:value-type="time">
            <text:p>15:00:00</text:p>
          </table:table-cell>
        </table:table-row>
        <table:table-row table:style-name="ro1">
          <table:table-cell office:value-type="string" calcext:value-type="string">
            <text:p>Storm (with low pressure)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Aghnashini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ne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ne</text:p>
          </table:table-cell>
          <table:table-cell office:value-type="time" office:time-value="PT11H00M00S" calcext:value-type="time">
            <text:p>11:00:00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Aghnashini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ly</text:p>
          </table:table-cell>
          <table:table-cell office:value-type="time" office:time-value="PT16H00M00S" calcext:value-type="time">
            <text:p>16:00:00</text:p>
          </table:table-cell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ly</text:p>
          </table:table-cell>
          <table:table-cell office:value-type="time" office:time-value="PT11H00M00S" calcext:value-type="time">
            <text:p>11:00:00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Local Convection</text:p>
          </table:table-cell>
          <table:table-cell office:value-type="string" calcext:value-type="string">
            <text:p>Aghnashini</text:p>
          </table:table-cell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ly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uly</text:p>
          </table:table-cell>
          <table:table-cell office:value-type="time" office:time-value="PT08H00M00S" calcext:value-type="time">
            <text:p>08:00:00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Aghnashini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uly</text:p>
          </table:table-cell>
          <table:table-cell office:value-type="time" office:time-value="PT21H00M00S" calcext:value-type="time">
            <text:p>21:00:00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TCZ - OSC</text:p>
          </table:table-cell>
          <table:table-cell office:value-type="string" calcext:value-type="string">
            <text:p>Aghnashini</text:p>
          </table:table-cell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gust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ember</text:p>
          </table:table-cell>
          <table:table-cell office:value-type="time" office:time-value="PT11H00M00S" calcext:value-type="time">
            <text:p>11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.S. Bhalla</meta:initial-creator>
    <meta:creation-date>2016-05-10T17:51:04.501572898</meta:creation-date>
    <dc:date>2016-05-10T18:21:38.964495905</dc:date>
    <dc:creator>R.S. Bhalla</dc:creator>
    <meta:editing-duration>PT30M30S</meta:editing-duration>
    <meta:editing-cycles>12</meta:editing-cycles>
    <meta:generator>LibreOffice/5.1.2.2$Linux_X86_64 LibreOffice_project/d3bf12ecb743fc0d20e0be0c58ca359301eb705f</meta:generator>
    <meta:document-statistic meta:table-count="1" meta:cell-count="271" meta:object-count="0"/>
  </office:meta>
</office:document-meta>
</file>